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" svg:font-family="Times-Bold"/>
    <style:font-face style:name="Times-Roman" svg:font-family="Times-Roman" style:font-family-generic="roman"/>
    <style:font-face style:name="Century Gothic1" svg:font-family="'Century Gothic'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mm" fo:margin-bottom="0mm"/>
      <style:text-properties fo:color="#333333" style:font-name="Lucida Sans Unicode" fo:font-size="10pt" fo:background-color="#ffffff" style:font-size-asian="10pt" style:font-name-complex="Lucida Sans Unicode1" style:font-size-complex="10pt"/>
    </style:style>
    <style:style style:name="P4" style:family="paragraph" style:parent-style-name="Standard">
      <style:paragraph-properties fo:margin-top="0mm" fo:margin-bottom="0mm" fo:text-align="justify" style:justify-single-word="false"/>
    </style:style>
    <style:style style:name="P5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6" style:family="paragraph" style:parent-style-name="List_20_Paragraph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P7" style:family="paragraph" style:parent-style-name="No_20_Spacing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8" style:family="paragraph" style:parent-style-name="No_20_Spacing">
      <style:paragraph-properties fo:text-align="center" style:justify-single-word="false"/>
      <style:text-properties style:font-name="Century Gothic" fo:font-size="10pt" style:font-size-asian="10pt" style:font-name-complex="Times-Bold1" style:font-size-complex="10pt" style:font-weight-complex="bold"/>
    </style:style>
    <style:style style:name="P9" style:family="paragraph" style:parent-style-name="List_20_Paragraph" style:list-style-name="WWNum3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0" style:family="paragraph" style:parent-style-name="List_20_Paragraph" style:list-style-name="WWNum4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1" style:family="paragraph" style:parent-style-name="List_20_Paragraph" style:list-style-name="WWNum4">
      <style:paragraph-properties fo:text-align="justify" style:justify-single-word="false"/>
    </style:style>
    <style:style style:name="P12" style:family="paragraph" style:parent-style-name="No_20_Spacing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13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P14" style:family="paragraph" style:parent-style-name="Standard">
      <style:paragraph-properties fo:margin-top="0mm" fo:margin-bottom="0mm" fo:text-align="justify" style:justify-single-word="false"/>
    </style:style>
    <style:style style:name="P15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 fo:font-size="10pt" style:font-size-asian="10pt" style:font-size-complex="10pt"/>
    </style:style>
    <style:style style:name="T2" style:family="text">
      <style:text-properties fo:color="#333333" style:font-name="Lucida Sans Unicode" fo:font-size="10pt" fo:background-color="#ffffff" style:font-size-asian="10pt" style:font-name-complex="Lucida Sans Unicode1" style:font-size-complex="10pt"/>
    </style:style>
    <style:style style:name="T3" style:family="text">
      <style:text-properties fo:color="#333333" style:font-name="Lucida Sans Unicode" fo:font-size="10pt" style:font-size-asian="10pt" style:font-name-complex="Lucida Sans Unicode1" style:font-size-complex="10pt"/>
    </style:style>
    <style:style style:name="T4" style:family="text">
      <style:text-properties fo:color="#333333" style:font-name="Lucida Sans Unicode" fo:font-size="10pt" fo:language="en" fo:country="SG" fo:background-color="#ffffff" style:font-name-asian="SimSun" style:font-size-asian="10pt" style:language-asian="zh" style:country-asian="CN" style:font-name-complex="Lucida Sans Unicode1" style:font-size-complex="10pt"/>
    </style:style>
    <style:style style:name="T5" style:family="text">
      <style:text-properties fo:color="#333333" style:font-name="Lucida Sans Unicode" fo:font-size="10pt" fo:language="en" fo:country="SG" fo:font-weight="bold" fo:background-color="#ffffff" style:font-name-asian="SimSun" style:font-size-asian="10pt" style:language-asian="zh" style:country-asian="CN" style:font-weight-asian="bold" style:font-name-complex="Lucida Sans Unicode1" style:font-size-complex="10pt" style:font-weight-complex="bold"/>
    </style:style>
    <style:style style:name="T6" style:family="text">
      <style:text-properties fo:color="#333333" fo:language="en" fo:country="SG" fo:font-weight="bold" fo:background-color="#ffffff" style:font-name-asian="SimSun" style:language-asian="zh" style:country-asian="CN" style:font-weight-asian="bold" style:font-name-complex="Lucida Sans Unicode1" style:font-weight-complex="bold"/>
    </style:style>
    <style:style style:name="T7" style:family="text">
      <style:text-properties fo:color="#333333" fo:language="en" fo:country="SG" fo:background-color="#ffffff" style:font-name-asian="SimSun" style:language-asian="zh" style:country-asian="CN" style:font-name-complex="Lucida Sans Unicode1"/>
    </style:style>
    <style:style style:name="T8" style:family="text">
      <style:text-properties fo:color="#333333" style:font-name="Century Gothic" fo:font-size="10pt" fo:language="en" fo:country="SG" fo:font-weight="bold" fo:background-color="#ffffff" style:font-name-asian="SimSun" style:font-size-asian="10pt" style:language-asian="zh" style:country-asian="CN" style:font-weight-asian="bold" style:font-name-complex="Lucida Sans Unicode1" style:font-size-complex="10pt" style:font-weight-complex="bold"/>
    </style:style>
    <style:style style:name="T9" style:family="text">
      <style:text-properties fo:color="#333333" style:font-name="Century Gothic" fo:font-size="10pt" fo:language="en" fo:country="SG" fo:background-color="#ffffff" style:font-name-asian="SimSun" style:font-size-asian="10pt" style:language-asian="zh" style:country-asian="CN" style:font-name-complex="Lucida Sans Unicode1" style:font-size-complex="10pt"/>
    </style:style>
    <style:style style:name="T10" style:family="text">
      <style:text-properties fo:color="#333333" style:font-name="Century Gothic" fo:font-size="10pt" fo:language="en" fo:country="SG" fo:font-weight="normal" fo:background-color="#ffffff" style:font-name-asian="SimSun" style:font-size-asian="10pt" style:language-asian="zh" style:country-asian="CN" style:font-weight-asian="normal" style:font-name-complex="Lucida Sans Unicode1" style:font-size-complex="10pt" style:font-weight-complex="normal"/>
    </style:style>
    <style:style style:name="T11" style:family="text">
      <style:text-properties fo:color="#00000a" style:font-name="Century Gothic" fo:font-size="10pt" style:text-underline-style="none" style:font-size-asian="10pt" style:font-size-complex="10pt"/>
    </style:style>
    <style:style style:name="T12" style:family="text">
      <style:text-properties style:font-name="Century Gothic1" fo:language="en" fo:country="SG" fo:font-style="normal" fo:font-weight="normal" style:font-name-asian="SimSun" style:language-asian="zh" style:country-asian="CN" style:font-style-asian="normal" style:font-weight-asian="normal" style:font-name-complex="Arial" style:font-style-complex="normal" style:font-weight-complex="normal"/>
    </style:style>
    <style:style style:name="T13" style:family="text">
      <style:text-properties style:font-name="Century Gothic1" fo:language="en" fo:country="SG" style:text-underline-style="solid" style:text-underline-width="auto" style:text-underline-color="font-color" fo:font-weight="normal" style:font-name-asian="SimSun" style:language-asian="zh" style:country-asian="CN" style:font-weight-asian="normal" style:font-name-complex="Times-Roman1" style:font-weight-complex="normal"/>
    </style:style>
    <style:style style:name="T14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 style:font-weight-complex="bold"/>
    </style:style>
    <style:style style:name="T15" style:family="text">
      <style:text-properties style:font-name="Century Gothic1" fo:font-size="10pt" fo:language="en" fo:country="SG" fo:font-weight="normal" style:font-name-asian="Calibri1" style:font-size-asian="10pt" style:language-asian="zh" style:country-asian="CN" style:font-weight-asian="normal" style:font-name-complex="Courier New" style:font-size-complex="10pt" style:font-weight-complex="normal"/>
    </style:style>
    <style:style style:name="T16" style:family="text">
      <style:text-properties style:font-name="Century Gothic1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language="en" fo:country="SG" style:font-name-asian="SimSun" style:language-asian="zh" style:country-asian="CN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color="#000000" style:font-name="Times-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o.name&gt;</text:placeholder></text:p>
      <text:p text:style-name="P7">Company Registration No : <text:span text:style-name="T12"><text:placeholder text:placeholder-type="text">&lt;o.uen&gt;</text:placeholder></text:span></text:p>
      <text:p text:style-name="P8">(Incorporated in the Republic of Singapore)</text:p>
      <text:p text:style-name="P7"><text:span text:style-name="T20"><text:placeholder text:placeholder-type="text">&lt;get_partner_full_address(o.id)&gt;</text:placeholder></text:span></text:p>
      <text:p text:style-name="P1"/>
      <text:p text:style-name="P1">Date : <text:span text:style-name="T13"><text:placeholder text:placeholder-type="text">&lt;get_datenow()&gt;</text:placeholder></text:span></text:p>
      <text:p text:style-name="P3"/>
      <text:p text:style-name="P4"><text:span text:style-name="apple-converted-space"><text:span text:style-name="T8">CONTACT ONE PROFESSIONAL SERVICES PTE LTD</text:span></text:span><text:span text:style-name="apple-converted-space"><text:span text:style-name="T9"></text:span></text:span></text:p>
      <text:p text:style-name="P4"><text:span text:style-name="apple-converted-space"><text:span text:style-name="T9">420, North Bridge Road,</text:span></text:span></text:p>
      <text:p text:style-name="P4"><text:span text:style-name="apple-converted-space"><text:span text:style-name="T9">#05-02/03 North Bridge Centre</text:span></text:span></text:p>
      <text:p text:style-name="P4"><text:span text:style-name="apple-converted-space"><text:span text:style-name="T9">Singapore 188727</text:span></text:span></text:p>
      <text:p text:style-name="P4"><text:span text:style-name="apple-converted-space"><text:span text:style-name="T9">Tel  :     (+65) 6333 0633</text:span></text:span></text:p>
      <text:p text:style-name="P4"><text:span text:style-name="apple-converted-space"><text:span text:style-name="T9">Fax :     (+65) 6333 0635</text:span></text:span></text:p>
      <text:p text:style-name="P4"><text:span text:style-name="apple-converted-space"><text:span text:style-name="T9">E-Mail : enquiries@contactonesingapore.com.sg</text:span></text:span></text:p>
      <text:p text:style-name="P5"/>
      <text:p text:style-name="P1">Dear Sirs</text:p>
      <text:p text:style-name="P2"/>
      <text:p text:style-name="P2">RE : REQUEST TO HAND OVER DOCUMENTS AND INSTRUMENTS OF CONTROL OF THE COMPANY</text:p>
      <text:p text:style-name="P4"><text:span text:style-name="T1">I am the shareholder and director of </text:span><text:span text:style-name="T14"><text:placeholder text:placeholder-type="text">&lt;o.name&gt;</text:placeholder></text:span><text:span text:style-name="T1">.</text:span></text:p>
      <text:p text:style-name="P5"/>
      <text:p text:style-name="P1">I understand from my record that you are the Company Secretary.</text:p>
      <text:p text:style-name="P1">I hereby request the return of the following items to <text:span text:style-name="T16"><text:placeholder text:placeholder-type="text">&lt;get_chairman(o.id)&gt;</text:placeholder></text:span>, NRIC : <text:span text:style-name="T16"><text:placeholder text:placeholder-type="text">&lt;get_chairman_nric(o.id)&gt;</text:placeholder></text:span>.</text:p>
      <text:p text:style-name="P1"><text:s/>The items are listed as below :</text:p>
      <text:list xml:id="list1148964189" text:style-name="WWNum3">
        <text:list-item>
          <text:p text:style-name="P9">Memorandum &amp; Articles of Association of the Company</text:p>
        </text:list-item>
        <text:list-item>
          <text:p text:style-name="P9">Company Seal/Stamp</text:p>
        </text:list-item>
        <text:list-item>
          <text:p text:style-name="P9">Registry of shareholders of the Company</text:p>
        </text:list-item>
        <text:list-item>
          <text:p text:style-name="P9">Share certificates</text:p>
        </text:list-item>
        <text:list-item>
          <text:p text:style-name="P9">Company Minutes Book</text:p>
        </text:list-item>
        <text:list-item>
          <text:p text:style-name="P9">All other documents pertaining to statutory records required to be maintained by the Company</text:p>
        </text:list-item>
      </text:list>
      <text:p text:style-name="P1">You may reach me by the contact below:-</text:p>
      <text:list xml:id="list341856323" text:style-name="WWNum4">
        <text:list-item>
          <text:p text:style-name="P10">Handphone : <text:s text:c="17"/>(Anthony Goh) or 9871 3644 (Sally Khor) for the hand over arrangement.</text:p>
        </text:list-item>
      </text:list>
      <text:p text:style-name="P6"/>
      <text:list xml:id="list2003140936" text:continue-numbering="true" text:style-name="WWNum4">
        <text:list-item>
          <text:p text:style-name="P11"><text:span text:style-name="T1">Email : </text:span><text:a xlink:type="simple" xlink:href="mailto:sallykhor@yahoo.com"><text:span text:style-name="T11">sallykhor@yahoo.com</text:span></text:a></text:p>
        </text:list-item>
      </text:list>
      <text:p text:style-name="P6"/>
      <text:p text:style-name="P1">Your immediate attention in this matter is greatly appreciated.</text:p>
      <text:p text:style-name="P1"/>
      <text:p text:style-name="P1">Yours faithfully</text:p>
      <text:p text:style-name="P1"/>
      <text:p text:style-name="P5">_________________________</text:p>
      <text:p text:style-name="P4"><text:span text:style-name="apple-converted-space"><text:span text:style-name="T9"><text:placeholder text:placeholder-type="text">&lt;get_director1(o.id)['name']&gt;</text:placeholder></text:span></text:span></text:p>
      <text:p text:style-name="P4"><text:span text:style-name="apple-converted-space"><text:span text:style-name="T9">Director</text:span></text:span></text:p>
      <text:p text:style-name="P4"><text:span text:style-name="apple-converted-space"><text:span text:style-name="T10"><text:placeholder text:placeholder-type="text">&lt;o.name&gt;</text:placeholder></text:span></text:span><text:span text:style-name="apple-converted-space"><text:span text:style-name="T8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" svg:font-family="Times-Bold"/>
    <style:font-face style:name="Times-Roman" svg:font-family="Times-Roman" style:font-family-generic="roman"/>
    <style:font-face style:name="Century Gothic1" svg:font-family="'Century Gothic'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2.82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apple-converted-spac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01mm" fo:margin-bottom="9mm" fo:margin-left="25.01mm" fo:margin-right="25.01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38</meta:editing-cycles>
    <meta:print-date>2014-12-25T17:22:00</meta:print-date>
    <meta:creation-date>2014-12-25T17:22:00</meta:creation-date>
    <dc:date>2015-12-18T11:15:47</dc:date>
    <meta:editing-duration>PT5M31S</meta:editing-duration>
    <meta:generator>LibreOffice/3.5$Linux_X86_64 LibreOffice_project/350m1$Build-2</meta:generator>
    <meta:document-statistic meta:table-count="0" meta:image-count="0" meta:object-count="0" meta:page-count="1" meta:paragraph-count="33" meta:word-count="184" meta:character-count="1254" meta:non-whitespace-character-count="10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